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harp 10-80</text:p>
          </table:table-cell>
          <table:table-cell office:value-type="string">
            <text:p>Blanc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18">
            <text:p>3,0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104">
            <text:p>3,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016">
            <text:p>3,0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472">
            <text:p>2,4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097">
            <text:p>2,0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599">
            <text:p>1,59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447">
            <text:p>1,44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289">
            <text:p>1,2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176">
            <text:p>1,17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057">
            <text:p>1,05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23">
            <text:p>0,92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866">
            <text:p>0,86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808">
            <text:p>0,80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57">
            <text:p>0,7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702">
            <text:p>0,70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63">
            <text:p>0,66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624">
            <text:p>0,62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605">
            <text:p>0,6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566">
            <text:p>0,56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23">
            <text:p>0,5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507">
            <text:p>0,50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68">
            <text:p>0,46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25">
            <text:p>0,4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66">
            <text:p>0,36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55">
            <text:p>0,05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26">
            <text:p>0,02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26">
            <text:p>0,02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26">
            <text:p>0,026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27/09/2012</text:date>, <text:time>16:0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7T15:47:04.48</meta:creation-date>
    <dc:date>2012-09-27T16:04:49.38</dc:date>
    <meta:editing-duration>PT17M47S</meta:editing-duration>
    <meta:editing-cycles>2</meta:editing-cycles>
    <meta:generator>LibreOffice/3.3$Win32 LibreOffice_project/330m19$Build-301</meta:generator>
    <meta:document-statistic meta:table-count="3" meta:cell-count="64" meta:object-count="0"/>
  </office:meta>
</office:document-meta>
</file>